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0.8535in"/>
    </style:style>
    <style:style style:name="co4" style:family="table-column">
      <style:table-column-properties fo:break-before="auto" style:column-width="0.7882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7118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1.279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Default"/>
        <table:table-row table:style-name="ro1">
          <table:table-cell office:value-type="string">
            <text:p>tree0</text:p>
          </table:table-cell>
          <table:table-cell office:value-type="string">
            <text:p>tree1</text:p>
          </table:table-cell>
          <table:table-cell office:value-type="string">
            <text:p>tree2</text:p>
          </table:table-cell>
          <table:table-cell office:value-type="string">
            <text:p>apple0</text:p>
          </table:table-cell>
          <table:table-cell office:value-type="string">
            <text:p>banana0</text:p>
          </table:table-cell>
          <table:table-cell office:value-type="string">
            <text:p>grapes0</text:p>
          </table:table-cell>
          <table:table-cell office:value-type="string">
            <text:p>avocado0</text:p>
          </table:table-cell>
          <table:table-cell office:value-type="string">
            <text:p>mango0</text:p>
          </table:table-cell>
          <table:table-cell office:value-type="string">
            <text:p>animalBear0</text:p>
          </table:table-cell>
          <table:table-cell/>
        </table:table-row>
        <table:table-row table:style-name="ro1">
          <table:table-cell office:value-type="string">
            <text:p>tropictree0</text:p>
          </table:table-cell>
          <table:table-cell office:value-type="string">
            <text:p>tropictree1</text:p>
          </table:table-cell>
          <table:table-cell office:value-type="string">
            <text:p>tropictree2</text:p>
          </table:table-cell>
          <table:table-cell office:value-type="string">
            <text:p>apple1</text:p>
          </table:table-cell>
          <table:table-cell office:value-type="string">
            <text:p>banana1</text:p>
          </table:table-cell>
          <table:table-cell office:value-type="string">
            <text:p>grapes1</text:p>
          </table:table-cell>
          <table:table-cell office:value-type="string">
            <text:p>avocado1</text:p>
          </table:table-cell>
          <table:table-cell office:value-type="string">
            <text:p>mango1</text:p>
          </table:table-cell>
          <table:table-cell office:value-type="string">
            <text:p>animalBear1</text:p>
          </table:table-cell>
          <table:table-cell/>
        </table:table-row>
        <table:table-row table:style-name="ro1">
          <table:table-cell office:value-type="string">
            <text:p>lemon0</text:p>
          </table:table-cell>
          <table:table-cell office:value-type="string">
            <text:p>blackberry0</text:p>
          </table:table-cell>
          <table:table-cell office:value-type="string">
            <text:p>apricot0</text:p>
          </table:table-cell>
          <table:table-cell office:value-type="string">
            <text:p>kiwi0</text:p>
          </table:table-cell>
          <table:table-cell office:value-type="string">
            <text:p>coconut0</text:p>
          </table:table-cell>
          <table:table-cell office:value-type="string">
            <text:p>cacao0</text:p>
          </table:table-cell>
          <table:table-cell office:value-type="string">
            <text:p>acorn0</text:p>
          </table:table-cell>
          <table:table-cell office:value-type="string">
            <text:p>cow</text:p>
          </table:table-cell>
          <table:table-cell office:value-type="string">
            <text:p>ctran0</text:p>
          </table:table-cell>
          <table:table-cell/>
        </table:table-row>
        <table:table-row table:style-name="ro1">
          <table:table-cell office:value-type="string">
            <text:p>lemon1</text:p>
          </table:table-cell>
          <table:table-cell office:value-type="string">
            <text:p>blackberry1</text:p>
          </table:table-cell>
          <table:table-cell office:value-type="string">
            <text:p>apricot1</text:p>
          </table:table-cell>
          <table:table-cell office:value-type="string">
            <text:p>kiwi1</text:p>
          </table:table-cell>
          <table:table-cell office:value-type="string">
            <text:p>coconut1</text:p>
          </table:table-cell>
          <table:table-cell office:value-type="string">
            <text:p>cacao1</text:p>
          </table:table-cell>
          <table:table-cell office:value-type="string">
            <text:p>titlecloud</text:p>
          </table:table-cell>
          <table:table-cell office:value-type="string">
            <text:p>cowready</text:p>
          </table:table-cell>
          <table:table-cell office:value-type="string">
            <text:p>ctran1</text:p>
          </table:table-cell>
          <table:table-cell/>
        </table:table-row>
        <table:table-row table:style-name="ro1">
          <table:table-cell office:value-type="string">
            <text:p>frogbot0</text:p>
          </table:table-cell>
          <table:table-cell office:value-type="string">
            <text:p>frogbot1</text:p>
          </table:table-cell>
          <table:table-cell office:value-type="string">
            <text:p>frogbot2</text:p>
          </table:table-cell>
          <table:table-cell office:value-type="string">
            <text:p>frogbot3</text:p>
          </table:table-cell>
          <table:table-cell office:value-type="string">
            <text:p>mod0</text:p>
          </table:table-cell>
          <table:table-cell office:value-type="string">
            <text:p>mod1</text:p>
          </table:table-cell>
          <table:table-cell office:value-type="string">
            <text:p>mod2</text:p>
          </table:table-cell>
          <table:table-cell office:value-type="string">
            <text:p>mod3</text:p>
          </table:table-cell>
          <table:table-cell office:value-type="string">
            <text:p>ctran2</text:p>
          </table:table-cell>
          <table:table-cell/>
        </table:table-row>
        <table:table-row table:style-name="ro1">
          <table:table-cell office:value-type="string">
            <text:p>coffee0</text:p>
          </table:table-cell>
          <table:table-cell office:value-type="string">
            <text:p>coffee1</text:p>
          </table:table-cell>
          <table:table-cell office:value-type="string">
            <text:p>coffee2</text:p>
          </table:table-cell>
          <table:table-cell office:value-type="string">
            <text:p>coffee3</text:p>
          </table:table-cell>
          <table:table-cell office:value-type="string">
            <text:p>coffee4</text:p>
          </table:table-cell>
          <table:table-cell office:value-type="string">
            <text:p>bignet0</text:p>
          </table:table-cell>
          <table:table-cell office:value-type="string">
            <text:p>bignet1</text:p>
          </table:table-cell>
          <table:table-cell office:value-type="string">
            <text:p>chargerplaced</text:p>
          </table:table-cell>
          <table:table-cell office:value-type="string">
            <text:p>bamham</text:p>
          </table:table-cell>
          <table:table-cell/>
        </table:table-row>
        <table:table-row table:style-name="ro1">
          <table:table-cell office:value-type="string">
            <text:p>bigFish</text:p>
          </table:table-cell>
          <table:table-cell office:value-type="string">
            <text:p>alignment</text:p>
          </table:table-cell>
          <table:table-cell office:value-type="string">
            <text:p>hotspot</text:p>
          </table:table-cell>
          <table:table-cell office:value-type="string">
            <text:p>house0</text:p>
          </table:table-cell>
          <table:table-cell office:value-type="string">
            <text:p>house1</text:p>
          </table:table-cell>
          <table:table-cell office:value-type="string">
            <text:p>house2</text:p>
          </table:table-cell>
          <table:table-cell office:value-type="string">
            <text:p>house3</text:p>
          </table:table-cell>
          <table:table-cell office:value-type="string">
            <text:p>house4</text:p>
          </table:table-cell>
          <table:table-cell office:value-type="string">
            <text:p>hotspotsquat</text:p>
          </table:table-cell>
          <table:table-cell/>
        </table:table-row>
        <table:table-row table:style-name="ro1">
          <table:table-cell office:value-type="string">
            <text:p>bigpuff0</text:p>
          </table:table-cell>
          <table:table-cell office:value-type="string">
            <text:p>bigpuff1</text:p>
          </table:table-cell>
          <table:table-cell office:value-type="string">
            <text:p>bigpuff2</text:p>
          </table:table-cell>
          <table:table-cell office:value-type="string">
            <text:p>bigpuff3</text:p>
          </table:table-cell>
          <table:table-cell office:value-type="string">
            <text:p>bigpuff4</text:p>
          </table:table-cell>
          <table:table-cell office:value-type="string">
            <text:p>phoneico</text:p>
          </table:table-cell>
          <table:table-cell office:value-type="string">
            <text:p>hulkFist0</text:p>
          </table:table-cell>
          <table:table-cell office:value-type="string">
            <text:p>hulkFist1</text:p>
          </table:table-cell>
          <table:table-cell office:value-type="string">
            <text:p>goopBig</text:p>
          </table:table-cell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 table:style-name="Default"/>
          <table:table-cell table:style-name="Default" table:number-columns-repeated="7"/>
          <table: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acorn1</text:p>
          </table:table-cell>
          <table:table-cell table:style-name="Default" office:value-type="string">
            <text:p>acorn0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specialgrapes0</text:p>
          </table:table-cell>
          <table:table-cell table:style-name="Default" office:value-type="string">
            <text:p>grapes0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specialgrapes1</text:p>
          </table:table-cell>
          <table:table-cell table:style-name="Default" office:value-type="string">
            <text:p>grapes1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cloud0</text:p>
          </table:table-cell>
          <table:table-cell table:style-name="Default" office:value-type="string">
            <text:p>titlecloud</text:p>
          </table:table-cell>
          <table:table-cell table:style-name="Default" table:number-columns-repeated="7"/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9/08/2018</text:date>, <text:time>21:3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4T23:50:12.02</meta:creation-date>
    <dc:date>2018-09-08T21:34:22.46</dc:date>
    <dc:creator>Seab Dinch</dc:creator>
    <meta:editing-duration>P8DT3H48M6S</meta:editing-duration>
    <meta:editing-cycles>18</meta:editing-cycles>
    <meta:generator>OpenOffice/4.1.2$Win32 OpenOffice.org_project/412m3$Build-9782</meta:generator>
    <meta:document-statistic meta:table-count="3" meta:cell-count="83" meta:object-count="0"/>
  </office:meta>
</office:document-meta>
</file>